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O</text:p>
      <text:p text:style-name="P2">logo.png (Image edited – colour change, shadow added)</text:p>
      <text:p text:style-name="P1"><text:a xlink:type="simple" xlink:href="https://upload.wikimedia.org/wikipedia/en/6/69/The_logo_for_TV_series_Salem.png"><text:span text:style-name="T1">https://upload.wikimedia.org/wikipedia/en/6/69/The_logo_for_TV_series_Salem.png</text:span></text:a></text:p>
      <text:p text:style-name="P3"/>
      <text:p text:style-name="P1">BACKGROUND</text:p>
      <text:p text:style-name="P2">background.png </text:p>
      <text:p text:style-name="P2"><text:a xlink:type="simple" xlink:href="http://www.tvgoodness.com/wp-content/uploads/2015/04/CAST_SALEM_S2-Gallery.jpg">http://www.tvgoodness.com/wp-content/uploads/2015/04/CAST_SALEM_S2-Gallery.jpg</text:a></text:p>
      <text:p text:style-name="P4"/>
      <text:p text:style-name="P1">MARY SIBLEY</text:p>
      <text:p text:style-name="P2">mary.png (Image cropped)</text:p>
      <text:p text:style-name="P2"><text:a xlink:type="simple" xlink:href="https://vignette.wikia.nocookie.net/the-salem/images/5/5a/Mary_Sibley_S03_Official_photoshoot.jpg/revision/latest?cb=20160826021747">https://vignette.wikia.nocookie.net/the-salem/images/5/5a/Mary_Sibley_S03_Official_photoshoot.jpg/revision/latest?cb=20160826021747</text:a></text:p>
      <text:p text:style-name="P2"/>
      <text:p text:style-name="P2">mary_index.png (Image cropped and edited)</text:p>
      <text:p text:style-name="P2"><text:a xlink:type="simple" xlink:href="https://vignette.wikia.nocookie.net/the-salem/images/5/52/Tumblr_nnqt7u51dW1t0ntu8o2_400.jpg/revision/latest?cb=20150823144051">https://vignette.wikia.nocookie.net/the-salem/images/5/52/Tumblr_nnqt7u51dW1t0ntu8o2_400.jpg/revision/latest?cb=20150823144051</text:a></text:p>
      <text:p text:style-name="P4"/>
      <text:p text:style-name="P1">TITUBA</text:p>
      <text:p text:style-name="P2">tituba_index.png (Image cropped and edited)</text:p>
      <text:p text:style-name="P2"><text:a xlink:type="simple" xlink:href="https://vignette.wikia.nocookie.net/the-salem/images/5/52/Tituba_s01still04.jpg/revision/latest?cb=20160409204428">https://vignette.wikia.nocookie.net/the-salem/images/5/52/Tituba_s01still04.jpg/revision/latest?cb=20160409204428</text:a></text:p>
      <text:p text:style-name="P2"/>
      <text:p text:style-name="P2">tituba.png (Image cropped)</text:p>
      <text:p text:style-name="P2"><text:a xlink:type="simple" xlink:href="https://vignette.wikia.nocookie.net/the-salem/images/1/1b/Tituba_S03_Official_Photoshoot.jpg/revision/latest?cb=20160826021521">https://vignette.wikia.nocookie.net/the-salem/images/1/1b/Tituba_S03_Official_Photoshoot.jpg/revision/latest?cb=20160826021521</text:a></text:p>
      <text:p text:style-name="P4"/>
      <text:p text:style-name="P1">MATHER COTTON</text:p>
      <text:p text:style-name="P2">cotton_index.png</text:p>
      <text:p text:style-name="P2"><text:a xlink:type="simple" xlink:href="https://vignette.wikia.nocookie.net/the-salem/images/7/75/S01_--_Photoshoot_--_Rev_Cotton_Mather_03.jpg/revision/latest?cb=20171012084037">https://vignette.wikia.nocookie.net/the-salem/images/7/75/S01_--_Photoshoot_--_Rev_Cotton_Mather_03.jpg/revision/latest?cb=20171012084037</text:a></text:p>
      <text:p text:style-name="P2"/>
      <text:p text:style-name="P2">cotton.png</text:p>
      <text:p text:style-name="P2"><text:a xlink:type="simple" xlink:href="https://vignette.wikia.nocookie.net/the-salem/images/b/b5/Cotton_Mather_S03_Official_photoshoot.jpg/revision/latest?cb=20160826021935">https://vignette.wikia.nocookie.net/the-salem/images/b/b5/Cotton_Mather_S03_Official_photoshoot.jpg/revision/latest?cb=20160826021935</text:a></text:p>
      <text:p text:style-name="P4"/>
      <text:p text:style-name="P1">ANNE HALE</text:p>
      <text:p text:style-name="P2">anne.png (Image cropped)</text:p>
      <text:p text:style-name="P2"><text:a xlink:type="simple" xlink:href="https://vignette.wikia.nocookie.net/the-salem/images/f/ff/Anne_Hale_S03_official_photoshoot.jpg/revision/latest?cb=20160826021553">https://vignette.wikia.nocookie.net/the-salem/images/f/ff/Anne_Hale_S03_official_photoshoot.jpg/revision/latest?cb=20160826021553</text:a></text:p>
      <text:p text:style-name="P2"/>
      <text:p text:style-name="P2">anne_index.png (Image cropped and edited)</text:p>
      <text:p text:style-name="P2"><text:a xlink:type="simple" xlink:href="https://vignette.wikia.nocookie.net/the-salem/images/6/6e/S01_--_Photoshoot_--_Anne_Hale_03.jpg/revision/latest?cb=20171012084041">https://vignette.wikia.nocookie.net/the-salem/images/6/6e/S01_--_Photoshoot_--_Anne_Hale_03.jpg/revision/latest?cb=20171012084041</text:a></text:p>
      <text:p text:style-name="P4"/>
      <text:p text:style-name="P1">JOHN ALDEN</text:p>
      <text:p text:style-name="P2">john_index.png (Image cropped and edited)</text:p>
      <text:p text:style-name="P2"><text:a xlink:type="simple" xlink:href="https://vignette.wikia.nocookie.net/the-salem/images/8/89/Tumblr_nnqt7u51dW1t0ntu8o8_1280.jpg/revision/latest?cb=20150823144232">https://vignette.wikia.nocookie.net/the-salem/images/8/89/Tumblr_nnqt7u51dW1t0ntu8o8_1280.jpg/revision/latest?cb=20150823144232</text:a></text:p>
      <text:p text:style-name="P2"/>
      <text:p text:style-name="P2">john.png (Image cropped)</text:p>
      <text:p text:style-name="P2"><text:a xlink:type="simple" xlink:href="https://vignette.wikia.nocookie.net/the-salem/images/7/74/John_Alden_S03_official_photoshoot.jpg/revision/latest?cb=20160826021339">https://vignette.wikia.nocookie.net/the-salem/images/7/74/John_Alden_S03_official_photoshoot.jpg/revision/latest?cb=20160826021339</text:a></text:p>
      <text:p text:style-name="P3"/>
      <text:p text:style-name="P1"><text:soft-page-break/>ENCHANTED OBJECTS</text:p>
      <text:p text:style-name="P2">malum.png (Image cropped)</text:p>
      <text:p text:style-name="P2"><text:a xlink:type="simple" xlink:href="https://vignette.wikia.nocookie.net/the-salem/images/8/83/WGN_Salem_The_Malum.jpg/revision/latest?cb=20160103031149">https://vignette.wikia.nocookie.net/the-salem/images/8/83/WGN_Salem_The_Malum.jpg/revision/latest?cb=20160103031149</text:a></text:p>
      <text:p text:style-name="P2"/>
      <text:p text:style-name="P2">mask.png (Image cropped)</text:p>
      <text:p text:style-name="P2"><text:a xlink:type="simple" xlink:href="https://vignette.wikia.nocookie.net/the-salem/images/9/91/Normal_salem0202-0958.jpg/revision/latest?cb=20150527193825">https://vignette.wikia.nocookie.net/the-salem/images/9/91/Normal_salem0202-0958.jpg/revision/latest?cb=20150527193825</text:a></text:p>
      <text:p text:style-name="P2"/>
      <text:p text:style-name="P2">angel_tear.png (Image cropped)</text:p>
      <text:p text:style-name="P2"><text:a xlink:type="simple" xlink:href="https://vignette.wikia.nocookie.net/the-salem/images/0/09/Red_Mercury_globe.jpg/revision/latest?cb=20170213000132">https://vignette.wikia.nocookie.net/the-salem/images/0/09/Red_Mercury_globe.jpg/revision/latest?cb=20170213000132</text:a></text:p>
      <text:p text:style-name="P3"/>
      <text:p text:style-name="P1">MAGIC </text:p>
      <text:p text:style-name="P2">magic.png (Image cropped)</text:p>
      <text:p text:style-name="P2"><text:a xlink:type="simple" xlink:href="https://vignette.wikia.nocookie.net/the-salem/images/8/87/S02E03_Mary_offering_blood.png/revision/latest?cb=20150409235500">https://vignette.wikia.nocookie.net/the-salem/images/8/87/S02E03_Mary_offering_blood.png/revision/latest?cb=20150409235500</text:a></text:p>
      <text:p text:style-name="P3"/>
      <text:p text:style-name="P1">VIDEOS - INDEX</text:p>
      <text:p text:style-name="P2">Salem Trailer 1:</text:p>
      <text:p text:style-name="P2"><text:a xlink:type="simple" xlink:href="https://www.youtube.com/watch?v=GuyyjKXZr9U">https://www.youtube.com/watch?v=GuyyjKXZr9U</text:a></text:p>
      <text:p text:style-name="P2"/>
      <text:p text:style-name="P2">Salem Trailer 2:</text:p>
      <text:p text:style-name="P2"><text:a xlink:type="simple" xlink:href="https://www.youtube.com/watch?v=fTxZYR3W8bE">https://www.youtube.com/watch?v=fTxZYR3W8bE</text:a></text:p>
      <text:p text:style-name="P2"/>
      <text:p text:style-name="P2">Salem Official Trailer:</text:p>
      <text:p text:style-name="P2"><text:a xlink:type="simple" xlink:href="https://www.youtube.com/watch?v=eQIAN4pZ3gE">https://www.youtube.com/watch?v=eQIAN4pZ3gE</text:a></text:p>
      <text:p text:style-name="P4"/>
      <text:p text:style-name="P1">VIDEOS – PLOT</text:p>
      <text:p text:style-name="P2">Season 1</text:p>
      <text:p text:style-name="P2"><text:a xlink:type="simple" xlink:href="https://www.youtube.com/watch?v=xyBp01IVem4">https://www.youtube.com/watch?v=xyBp01IVem4</text:a></text:p>
      <text:p text:style-name="P2"/>
      <text:p text:style-name="P2">Season 2</text:p>
      <text:p text:style-name="P2"><text:a xlink:type="simple" xlink:href="https://www.youtube.com/watch?v=6-2gsJ4lQs4">https://www.youtube.com/watch?v=6-2gsJ4lQs4</text:a></text:p>
      <text:p text:style-name="P2"/>
      <text:p text:style-name="P2">Season 3</text:p>
      <text:p text:style-name="P2"><text:a xlink:type="simple" xlink:href="https://www.youtube.com/watch?v=-zYwtonSZus">https://www.youtube.com/watch?v=-zYwtonSZus</text:a></text:p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8:47:05.86</meta:creation-date>
    <meta:generator>OpenOffice.org/3.4.1$Win32 OpenOffice.org_project/341m1$Build-9593</meta:generator>
    <dc:date>2017-12-06T01:34:53.97</dc:date>
    <meta:editing-duration>PT2H48M50S</meta:editing-duration>
    <meta:editing-cycles>7</meta:editing-cycles>
    <meta:document-statistic meta:table-count="0" meta:image-count="0" meta:object-count="0" meta:page-count="2" meta:paragraph-count="55" meta:word-count="116" meta:character-count="2817"/>
  </office:meta>
</office:document-meta>
</file>